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38BBC215E675B78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ce style:name="Droid Sans Devanagari" svg:font-family="'Droid Sans Devanagari'"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ce style:name="Noto Sans CJK JP2" svg:font-family="'Noto Sans CJK JP'" style:font-pitch="variable"/>
    <style:font-face style:name="Noto Serif CJK JP"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 style:family="graphic" style:parent-style-name="standard">
      <style:graphic-properties draw:stroke="solid" svg:stroke-width="0cm" svg:stroke-color="#3465a4" draw:fill="solid" draw:fill-color="#729fcf" draw:textarea-vertical-align="middle" draw:auto-grow-height="false" draw:fit-to-size="false" style:shrink-to-fit="false" fo:min-height="2.243cm" fo:min-width="2.993cm" fo:padding-top="0.125cm" fo:padding-bottom="0.125cm" fo:padding-left="0.25cm" fo:padding-right="0.25cm" fo:wrap-option="wrap" style:writing-mode="lr-tb"/>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 style:family="graphic" style:parent-style-name="objectwithoutfill">
      <style:graphic-properties draw:stroke="dash" draw:stroke-dash="Long_20_Dash" svg:stroke-width="0.05cm" draw:marker-start-width="0.28cm" draw:marker-end="Line" draw:marker-end-width="0.48cm" draw:fill="none" draw:textarea-vertical-align="middle" fo:padding-top="0.15cm" fo:padding-bottom="0.15cm" fo:padding-left="0.275cm" fo:padding-right="0.275cm"/>
    </style:style>
    <style:style style:name="gr7" style:family="graphic" style:parent-style-name="standard">
      <style:graphic-properties draw:stroke="solid" svg:stroke-width="0cm" svg:stroke-color="#3465a4" draw:fill="solid" draw:fill-color="#729fcf" draw:textarea-vertical-align="top" draw:auto-grow-height="false" fo:min-height="2.251cm" fo:min-width="9.101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solid" svg:stroke-width="0cm" svg:stroke-color="#3465a4" draw:fill="solid" draw:fill-color="#729fcf" draw:textarea-vertical-align="top" draw:auto-grow-height="false" fo:min-height="2.451cm" fo:min-width="12.901cm" fo:padding-top="0.125cm" fo:padding-bottom="0.125cm" fo:padding-left="0.25cm" fo:padding-right="0.25cm" fo:wrap-option="wrap" style:writing-mode="lr-tb"/>
      <style:paragraph-properties style:writing-mode="lr-tb"/>
    </style:style>
    <style:style style:name="gr9"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2.501cm" fo:padding-top="0.125cm" fo:padding-bottom="0.125cm" fo:padding-left="0.25cm" fo:padding-right="0.25cm" fo:wrap-option="wrap" style:writing-mode="lr-tb"/>
      <style:paragraph-properties style:writing-mode="lr-tb"/>
    </style:style>
    <style:style style:name="gr10" style:family="graphic" style:parent-style-name="standard">
      <style:graphic-properties draw:stroke="solid" svg:stroke-width="0cm" svg:stroke-color="#3465a4" draw:fill="solid" draw:fill-color="#729fcf" draw:textarea-vertical-align="top" draw:auto-grow-height="false" fo:min-height="2.251cm" fo:min-width="16.401cm" fo:padding-top="0.125cm" fo:padding-bottom="0.125cm" fo:padding-left="0.25cm" fo:padding-right="0.25cm" fo:wrap-option="wrap" style:writing-mode="lr-tb"/>
      <style:paragraph-properties style:writing-mode="lr-tb"/>
    </style:style>
    <style:style style:name="gr11"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44cm" fo:min-width="3.001cm" fo:padding-top="0.125cm" fo:padding-bottom="0.125cm" fo:padding-left="0.25cm" fo:padding-right="0.25cm" fo:wrap-option="wrap" style:writing-mode="lr-tb"/>
      <style:paragraph-properties style:writing-mode="lr-tb"/>
    </style:style>
    <style:style style:name="gr12"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44cm" fo:min-width="3.001cm" fo:padding-top="0.125cm" fo:padding-bottom="0.125cm" fo:padding-left="0.25cm" fo:padding-right="0.25cm" fo:wrap-option="wrap" style:writing-mode="lr-tb"/>
      <style:paragraph-properties style:writing-mode="lr-tb"/>
    </style:style>
    <style:style style:name="gr13"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44cm" fo:min-width="3.001cm" fo:padding-top="0.125cm" fo:padding-bottom="0.125cm" fo:padding-left="0.25cm" fo:padding-right="0.25cm" fo:wrap-option="wrap" style:writing-mode="lr-tb"/>
      <style:paragraph-properties style:writing-mode="lr-tb"/>
    </style:style>
    <style:style style:name="gr14"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44cm" fo:min-width="3.001cm" fo:padding-top="0.125cm" fo:padding-bottom="0.125cm" fo:padding-left="0.25cm" fo:padding-right="0.25cm" fo:wrap-option="wrap" style:writing-mode="lr-tb"/>
      <style:paragraph-properties style:writing-mode="lr-tb"/>
    </style:style>
    <style:style style:name="gr15"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2.501cm" fo:padding-top="0.125cm" fo:padding-bottom="0.125cm" fo:padding-left="0.25cm" fo:padding-right="0.25cm" fo:wrap-option="wrap" style:writing-mode="lr-tb"/>
      <style:paragraph-properties style:writing-mode="lr-tb"/>
    </style:style>
    <style:style style:name="gr16"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3.901cm" fo:padding-top="0.125cm" fo:padding-bottom="0.125cm" fo:padding-left="0.25cm" fo:padding-right="0.25cm" fo:wrap-option="wrap" style:writing-mode="lr-tb"/>
      <style:paragraph-properties style:writing-mode="lr-tb"/>
    </style:style>
    <style:style style:name="gr17" style:family="graphic" style:parent-style-name="standard">
      <style:graphic-properties draw:stroke="solid" svg:stroke-width="0cm" svg:stroke-color="#3465a4" draw:fill="solid" draw:fill-color="#729fcf" draw:textarea-vertical-align="top" draw:auto-grow-height="false" fo:min-height="2.251cm" fo:min-width="8.501cm" fo:padding-top="0.125cm" fo:padding-bottom="0.125cm" fo:padding-left="0.25cm" fo:padding-right="0.25cm" fo:wrap-option="wrap" style:writing-mode="lr-tb"/>
      <style:paragraph-properties style:writing-mode="lr-tb"/>
    </style:style>
    <style:style style:name="gr18" style:family="graphic" style:parent-style-name="standard">
      <style:graphic-properties draw:stroke="solid" svg:stroke-width="0cm" svg:stroke-color="#3465a4" draw:fill="solid" draw:fill-color="#729fcf" draw:textarea-vertical-align="middle" draw:auto-grow-height="false" draw:fit-to-size="false" style:shrink-to-fit="false" fo:min-height="0.951cm" fo:min-width="3.601cm" fo:padding-top="0.125cm" fo:padding-bottom="0.125cm" fo:padding-left="0.25cm" fo:padding-right="0.25cm" fo:wrap-option="wrap" style:writing-mode="lr-tb"/>
      <style:paragraph-properties style:writing-mode="lr-tb"/>
    </style:style>
    <style:style style:name="gr19"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0.701cm" fo:padding-top="0.125cm" fo:padding-bottom="0.125cm" fo:padding-left="0.25cm" fo:padding-right="0.25cm" fo:wrap-option="wrap" style:writing-mode="lr-tb"/>
      <style:paragraph-properties style:writing-mode="lr-tb"/>
    </style:style>
    <style:style style:name="gr20"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0.701cm" fo:padding-top="0.125cm" fo:padding-bottom="0.125cm" fo:padding-left="0.25cm" fo:padding-right="0.25cm" fo:wrap-option="wrap" style:writing-mode="lr-tb"/>
      <style:paragraph-properties style:writing-mode="lr-tb"/>
    </style:style>
    <style:style style:name="gr21"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3.101cm" fo:padding-top="0.125cm" fo:padding-bottom="0.125cm" fo:padding-left="0.25cm" fo:padding-right="0.25cm" fo:wrap-option="wrap" style:writing-mode="lr-tb"/>
      <style:paragraph-properties style:writing-mode="lr-tb"/>
    </style:style>
    <style:style style:name="gr22"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3.101cm" fo:padding-top="0.125cm" fo:padding-bottom="0.125cm" fo:padding-left="0.25cm" fo:padding-right="0.25cm" fo:wrap-option="wrap" style:writing-mode="lr-tb"/>
      <style:paragraph-properties style:writing-mode="lr-tb"/>
    </style:style>
    <style:style style:name="gr23" style:family="graphic" style:parent-style-name="standard">
      <style:graphic-properties draw:stroke="solid" svg:stroke-width="0cm" svg:stroke-color="#3465a4" draw:fill="solid" draw:fill-color="#729fcf" draw:textarea-vertical-align="middle" draw:auto-grow-height="false" draw:fit-to-size="false" style:shrink-to-fit="false" fo:min-height="0.951cm" fo:min-width="2cm" fo:padding-top="0.125cm" fo:padding-bottom="0.125cm" fo:padding-left="0.25cm" fo:padding-right="0.25cm" fo:wrap-option="wrap" style:writing-mode="lr-tb"/>
      <style:paragraph-properties style:writing-mode="lr-tb"/>
    </style:style>
    <style:style style:name="gr24"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0.951cm" fo:min-width="0.701cm" fo:padding-top="0.125cm" fo:padding-bottom="0.125cm" fo:padding-left="0.25cm" fo:padding-right="0.25cm" fo:wrap-option="wrap" style:writing-mode="lr-tb"/>
      <style:paragraph-properties style:writing-mode="lr-tb"/>
    </style:style>
    <style:style style:name="gr25" style:family="graphic" style:parent-style-name="objectwithoutfill">
      <style:graphic-properties draw:stroke="dash" draw:stroke-dash="Long_20_Dash" svg:stroke-width="0.05cm" draw:marker-start-width="0.28cm" draw:marker-end="Triangle_20_unfilled" draw:marker-end-width="0.48cm" draw:fill="none" draw:textarea-vertical-align="middle" fo:padding-top="0.025cm" fo:padding-bottom="0.025cm" fo:padding-left="0.025cm" fo:padding-right="0.025cm"/>
    </style:style>
    <style:style style:name="gr26" style:family="graphic" style:parent-style-name="standard">
      <style:graphic-properties draw:textarea-horizontal-align="justify" draw:textarea-vertical-align="middle" draw:auto-grow-height="false" fo:min-height="0.188cm" fo:min-width="0cm"/>
    </style:style>
    <style:style style:name="gr27" style:family="graphic" style:parent-style-name="standard" style:list-style-name="L6">
      <style:graphic-properties draw:stroke="solid" svg:stroke-width="0cm" svg:stroke-color="#3465a4" draw:fill="solid" draw:fill-color="#729fcf" draw:textarea-vertical-align="middle" draw:auto-grow-height="false" draw:fit-to-size="false" style:shrink-to-fit="false" fo:min-height="1.051cm" fo:min-width="0.701cm" fo:padding-top="0.125cm" fo:padding-bottom="0.125cm" fo:padding-left="0.25cm" fo:padding-right="0.25cm" fo:wrap-option="wrap" style:writing-mode="lr-tb"/>
      <style:paragraph-properties style:writing-mode="lr-tb"/>
    </style:style>
    <style:style style:name="gr28" style:family="graphic" style:parent-style-name="standard">
      <style:graphic-properties draw:stroke="dash" draw:stroke-dash="Long_20_Dash" svg:stroke-width="0.05cm" draw:marker-start-width="0.28cm" draw:marker-end-width="0.28cm" draw:fill="bitmap" draw:fill-image-name="Zig_20_Zag" style:repeat="repeat" draw:textarea-horizontal-align="justify" draw:textarea-vertical-align="middle" draw:auto-grow-height="false" fo:min-height="0.188cm" fo:min-width="0cm" fo:padding-top="0.15cm" fo:padding-bottom="0.15cm" fo:padding-left="0.275cm" fo:padding-right="0.275cm"/>
    </style:style>
    <style:style style:name="gr29" style:family="graphic" style:parent-style-name="standard">
      <style:graphic-properties draw:stroke="none" svg:stroke-color="#000000" draw:fill="none" draw:fill-color="#ffffff" draw:textarea-horizontal-align="left" draw:auto-grow-height="true" draw:auto-grow-width="true" fo:min-height="0.721cm" fo:min-width="0.497cm"/>
      <style:paragraph-properties style:writing-mode="lr-tb"/>
    </style:style>
    <style:style style:name="gr30" style:family="graphic" style:parent-style-name="standard" style:list-style-name="L7">
      <style:graphic-properties draw:stroke="dash" draw:stroke-dash="Long_20_Dash" svg:stroke-color="#000000" draw:fill="none" draw:fill-color="#ffffff" draw:auto-grow-height="true" draw:auto-grow-width="false" fo:max-height="0cm" fo:min-height="5.509cm"/>
      <style:paragraph-properties style:writing-mode="lr-tb"/>
    </style:style>
    <style:style style:name="gr31" style:family="graphic" style:parent-style-name="objectwithoutfill">
      <style:graphic-properties draw:stroke="dash" draw:stroke-dash="Long_20_Dash" svg:stroke-width="0.05cm" draw:marker-start-width="0.28cm" draw:marker-end="Line" draw:marker-end-width="0.48cm" draw:fill="none" draw:textarea-vertical-align="middle" fo:padding-top="0.025cm" fo:padding-bottom="0.025cm" fo:padding-left="0.025cm" fo:padding-right="0.025cm"/>
    </style:style>
    <style:style style:name="gr32" style:family="graphic" style:parent-style-name="standard">
      <style:graphic-properties draw:textarea-horizontal-align="justify" draw:textarea-vertical-align="middle" draw:auto-grow-height="false" fo:min-height="8.313cm" fo:min-width="0.75cm"/>
    </style:style>
    <style:style style:name="gr33" style:family="graphic" style:parent-style-name="standard">
      <style:graphic-properties draw:stroke="none" svg:stroke-color="#000000" draw:fill="none" draw:fill-color="#ffffff" draw:textarea-horizontal-align="left" draw:auto-grow-height="true" draw:auto-grow-width="true" fo:min-height="1.425cm" fo:min-width="2.457cm"/>
      <style:paragraph-properties style:writing-mode="lr-tb"/>
    </style:style>
    <style:style style:name="gr34" style:family="graphic" style:parent-style-name="standard">
      <style:graphic-properties draw:textarea-horizontal-align="justify" draw:textarea-vertical-align="middle" draw:auto-grow-height="false" fo:min-height="0.438cm" fo:min-width="0.5cm"/>
    </style:style>
    <style:style style:name="gr35" style:family="graphic">
      <style:graphic-properties style:writing-mode="lr-tb"/>
    </style:style>
    <style:style style:name="gr36" style:family="graphic" style:parent-style-name="standard">
      <style:graphic-properties draw:stroke="solid" svg:stroke-width="0cm" svg:stroke-color="#3465a4" draw:fill="none" draw:textarea-vertical-align="middle" draw:auto-grow-height="false" draw:fit-to-size="false" style:shrink-to-fit="false" fo:min-height="0.746cm" fo:min-width="2.496cm" fo:padding-top="0.125cm" fo:padding-bottom="0.125cm" fo:padding-left="0.25cm" fo:padding-right="0.25cm" fo:wrap-option="wrap" style:writing-mode="lr-tb"/>
      <style:paragraph-properties style:writing-mode="lr-tb"/>
    </style:style>
    <style:style style:name="gr37" style:family="graphic" style:parent-style-name="objectwithoutfill">
      <style:graphic-properties draw:marker-end="Triangle_20_unfilled" draw:marker-end-width="0.4cm" draw:fill="none" draw:textarea-vertical-align="middle"/>
    </style:style>
    <style:style style:name="gr38" style:family="graphic" style:parent-style-name="objectwithoutfill">
      <style:graphic-properties draw:marker-end="Diamond" draw:marker-end-width="0.4cm" draw:fill="none" draw:textarea-vertical-align="middle"/>
    </style:style>
    <style:style style:name="gr39" style:family="graphic" style:parent-style-name="objectwithoutfill">
      <style:graphic-properties draw:stroke="dash" draw:stroke-dash="Long_20_Dash" draw:marker-end="Line" draw:marker-end-width="0.4cm" draw:fill="none" draw:textarea-vertical-align="middle"/>
    </style:style>
    <style:style style:name="gr40" style:family="graphic" style:parent-style-name="objectwithoutfill">
      <style:graphic-properties draw:stroke="dash" draw:stroke-dash="Long_20_Dash" draw:marker-end="Triangle_20_unfilled" draw:marker-end-width="0.4cm" draw:fill="none" draw:textarea-vertical-align="middle"/>
    </style:style>
    <style:style style:name="pr1" style:family="presentation" style:parent-style-name="Blank_20_Sl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標準-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4" style:family="presentation" style:parent-style-name="標準-outline1">
      <style:graphic-properties draw:stroke="none" svg:stroke-width="0cm" draw:fill="none" draw:textarea-vertical-align="top" draw:auto-grow-height="false" draw:fit-to-size="false" style:shrink-to-fit="true" fo:min-height="8.885cm" fo:padding-top="0cm" fo:padding-bottom="0cm" fo:padding-left="0cm" fo:padding-right="0cm" fo:wrap-option="wrap"/>
      <style:paragraph-properties style:writing-mode="lr-tb"/>
    </style:style>
    <style:style style:name="pr5" style:family="presentation" style:parent-style-name="標準-notes">
      <style:graphic-properties draw:fill-color="#ffffff" fo:min-height="13.364cm"/>
      <style:paragraph-properties style:writing-mode="lr-tb"/>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color="#ffffff"/>
    </style:style>
    <style:style style:name="P4" style:family="paragraph">
      <style:paragraph-properties fo:margin-left="0cm" fo:margin-right="0cm" fo:margin-top="0.5cm" fo:margin-bottom="0cm" fo:line-height="100%" fo:text-align="start" fo:text-indent="0cm"/>
    </style:style>
    <style:style style:name="P5" style:family="paragraph">
      <style:paragraph-properties fo:margin-left="0cm" fo:margin-right="0cm" fo:margin-top="0.4cm" fo:margin-bottom="0cm" fo:line-height="100%" fo:text-align="start" fo:text-indent="0cm"/>
    </style:style>
    <style:style style:name="P6" style:family="paragraph">
      <style:paragraph-properties fo:margin-left="0cm" fo:margin-right="0cm" fo:margin-top="0.3cm" fo:margin-bottom="0cm" fo:line-height="100%" fo:text-align="start" fo:text-indent="0cm"/>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line-height="100%" fo:text-align="start" fo:text-indent="0cm"/>
    </style:style>
    <style:style style:name="P9" style:family="paragraph">
      <style:paragraph-properties fo:margin-left="0cm" fo:margin-right="0cm" fo:margin-top="0.2cm" fo:margin-bottom="0cm" fo:line-height="100%" fo:text-align="start" fo:text-indent="0cm"/>
    </style:style>
    <style:style style:name="P10" style:family="paragraph">
      <loext:graphic-properties draw:fill="solid" draw:fill-color="#729fcf"/>
      <style:paragraph-properties fo:text-align="start"/>
      <style:text-properties fo:font-size="18pt"/>
    </style:style>
    <style:style style:name="P11" style:family="paragraph">
      <style:paragraph-properties fo:margin-top="0cm" fo:margin-bottom="0cm" fo:line-height="100%" fo:text-align="center" style:writing-mode="lr-tb">
        <style:tab-stops>
          <style:tab-stop style:position="1.134cm"/>
        </style:tab-stops>
      </style:paragraph-properties>
      <style:text-properties fo:font-size="18pt"/>
    </style:style>
    <style:style style:name="P12" style:family="paragraph">
      <loext:graphic-properties draw:fill="solid" draw:fill-color="#729fcf"/>
      <style:paragraph-properties fo:text-align="center" style:writing-mode="lr-tb" style:font-independent-line-spacing="true"/>
      <style:text-properties fo:font-size="18pt"/>
    </style:style>
    <style:style style:name="P13" style:family="paragraph">
      <loext:graphic-properties draw:fill="solid" draw:fill-color="#729fcf"/>
      <style:paragraph-properties fo:margin-top="0cm" fo:margin-bottom="0cm" fo:line-height="100%" fo:text-align="center" style:writing-mode="lr-tb" style:font-independent-line-spacing="true">
        <style:tab-stops>
          <style:tab-stop style:position="1.134cm"/>
        </style:tab-stops>
      </style:paragraph-properties>
      <style:text-properties fo:font-size="18pt"/>
    </style:style>
    <style:style style:name="P14" style:family="paragraph">
      <style:paragraph-properties fo:margin-top="0cm" fo:margin-bottom="0cm" fo:line-height="100%" fo:text-align="start" style:writing-mode="lr-tb"/>
      <style:text-properties fo:font-size="18pt"/>
    </style:style>
    <style:style style:name="P15" style:family="paragraph">
      <loext:graphic-properties draw:fill="none"/>
      <style:paragraph-properties fo:text-align="start" style:writing-mode="lr-tb" style:font-independent-line-spacing="true"/>
      <style:text-properties fo:font-size="18pt"/>
    </style:style>
    <style:style style:name="P16" style:family="paragraph">
      <loext:graphic-properties draw:fill="none"/>
      <style:paragraph-properties fo:text-align="center"/>
    </style:style>
    <style:style style:name="P17" style:family="paragraph">
      <style:paragraph-properties fo:text-align="center" style:writing-mode="lr-tb"/>
      <style:text-properties fo:font-size="14pt" style:font-size-asian="14pt"/>
    </style:style>
    <style:style style:name="P18" style:family="paragraph">
      <loext:graphic-properties draw:fill="solid" draw:fill-color="#729fcf"/>
      <style:paragraph-properties fo:text-align="center" style:writing-mode="lr-tb"/>
      <style:text-properties fo:font-size="14pt" style:font-size-asian="14pt"/>
    </style:style>
    <style:style style:name="P19" style:family="paragraph">
      <style:paragraph-properties fo:text-align="center"/>
    </style:style>
    <style:style style:name="P20" style:family="paragraph">
      <loext:graphic-properties draw:fill="bitmap" draw:fill-image-name="Zig_20_Zag" style:repeat="repeat"/>
      <style:paragraph-properties fo:text-align="center"/>
    </style:style>
    <style:style style:name="P21" style:family="paragraph">
      <loext:graphic-properties draw:fill="none" draw:fill-color="#ffffff"/>
      <style:text-properties fo:color="#ff0000" loext:opacity="100%" loext:color-lum-mod="100%" loext:color-lum-off="0%" fo:font-size="14pt" fo:font-weight="bold" style:font-size-asian="14pt" style:font-weight-asian="bold"/>
    </style:style>
    <style:style style:name="P22" style:family="paragraph">
      <style:paragraph-properties fo:line-height="85%"/>
      <style:text-properties fo:hyphenate="false" loext:hyphenation-no-caps="false"/>
    </style:style>
    <style:style style:name="P23" style:family="paragraph">
      <loext:graphic-properties draw:fill="none" draw:fill-color="#ffffff"/>
      <style:paragraph-properties fo:line-height="85%"/>
      <style:text-properties fo:font-size="14pt" style:font-size-asian="14pt" fo:hyphenate="false" loext:hyphenation-no-caps="false"/>
    </style:style>
    <style:style style:name="P24" style:family="paragraph">
      <loext:graphic-properties draw:fill="none" draw:fill-color="#ffffff"/>
      <style:text-properties fo:font-size="14pt" style:font-size-asian="14pt"/>
    </style:style>
    <style:style style:name="P25" style:family="paragraph">
      <style:paragraph-properties fo:margin-top="0cm" fo:margin-bottom="0cm" fo:line-height="100%" fo:text-align="center" style:writing-mode="lr-tb"/>
      <style:text-properties fo:font-size="18pt"/>
    </style:style>
    <style:style style:name="P26" style:family="paragraph">
      <loext:graphic-properties draw:fill="none"/>
      <style:paragraph-properties fo:margin-top="0cm" fo:margin-bottom="0cm" fo:line-height="100%" fo:text-align="center" style:writing-mode="lr-tb" style:font-independent-line-spacing="true"/>
      <style:text-properties fo:font-size="18pt"/>
    </style:style>
    <style:style style:name="T1" style:family="text">
      <style:text-properties fo:font-variant="normal" fo:text-transform="none" style:use-window-font-color="true" loext:opacity="0%" style:text-line-through-style="none" style:text-line-through-type="none" style:text-position="0% 100%" style:font-name="Arial" fo:font-size="44pt" fo:letter-spacing="normal" fo:font-style="normal" style:text-underline-style="none" fo:font-weight="normal" fo:background-color="transparent" style:font-size-asian="44pt" style:language-asian="ja" style:country-asian="JP" style:font-style-asian="normal" style:font-weight-asian="normal" style:font-size-complex="44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 fo:font-size="32pt" fo:letter-spacing="normal" fo:font-style="normal" style:text-underline-style="none" fo:font-weight="normal" fo:background-color="transparent" style:font-size-asian="32pt" style:language-asian="ja" style:country-asian="JP" style:font-style-asian="normal" style:font-weight-asian="normal" style:font-size-complex="32pt" style:font-style-complex="normal" style:font-weight-complex="normal"/>
    </style:style>
    <style:style style:name="T3" style:family="text">
      <style:text-properties fo:font-variant="normal" fo:text-transform="none" style:use-window-font-color="true" loext:opacity="0%" style:text-line-through-style="none" style:text-line-through-type="none" style:text-position="0% 100%" style:font-name="Arial" fo:font-size="32pt" fo:letter-spacing="normal" fo:language="en" fo:country="US" fo:font-style="normal" style:text-underline-style="none" fo:font-weight="normal" fo:background-color="transparent" style:font-size-asian="32pt" style:language-asian="ja" style:country-asian="JP" style:font-style-asian="normal" style:font-weight-asian="normal" style:font-size-complex="32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 fo:font-size="24pt" fo:letter-spacing="normal" fo:font-style="normal" style:text-underline-style="none" fo:font-weight="normal" fo:background-color="transparent" style:font-size-asian="24pt" style:language-asian="ja" style:country-asian="JP" style:font-style-asian="normal" style:font-weight-asian="normal" style:font-size-complex="24pt" style:font-style-complex="normal" style:font-weight-complex="normal"/>
    </style:style>
    <style:style style:name="T5" style:family="text">
      <style:text-properties fo:font-variant="normal" fo:text-transform="none" style:use-window-font-color="true" loext:opacity="0%" style:text-line-through-style="none" style:text-line-through-type="none" style:text-position="0% 100%" style:font-name="Arial" fo:font-size="20pt" fo:letter-spacing="normal" fo:font-style="normal" style:text-underline-style="none" fo:font-weight="normal" fo:background-color="transparent" style:font-size-asian="20pt" style:language-asian="ja" style:country-asian="JP" style:font-style-asian="normal" style:font-weight-asian="normal" style:font-size-complex="20pt" style:font-style-complex="normal" style:font-weight-complex="normal"/>
    </style:style>
    <style:style style:name="T6"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language-asian="ja" style:country-asian="JP" style:font-style-asian="normal" style:font-weight-asian="normal" style:font-size-complex="20pt" style:font-style-complex="normal" style:font-weight-complex="normal"/>
    </style:style>
    <style:style style:name="T7" style:family="text">
      <style:text-properties fo:font-variant="normal" fo:text-transform="none" style:use-window-font-color="true" loext:opacity="0%"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language-asian="ja" style:country-asian="JP" style:font-style-asian="normal" style:font-weight-asian="normal" style:font-size-complex="24pt" style:font-style-complex="normal" style:font-weight-complex="normal"/>
    </style:style>
    <style:style style:name="T8" style:family="text">
      <style:text-properties fo:font-variant="normal" fo:text-transform="none" style:use-window-font-color="true" loext:opacity="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style:style>
    <style:style style:name="T9" style:family="text">
      <style:text-properties fo:font-variant="normal" fo:text-transform="none" style:use-window-font-color="true" loext:opacity="0%"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language-asian="ja" style:country-asian="JP"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fo:background-color="transparent" style:font-name-asian="DejaVu Sans1" style:font-size-asian="14pt" style:language-asian="ja" style:country-asian="JP" style:font-style-asian="normal" style:font-weight-asian="normal" style:font-name-complex="DejaVu Sans1" style:font-size-complex="14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1" style:font-size-asian="14pt" style:language-asian="ja" style:country-asian="JP" style:font-style-asian="normal" style:font-weight-asian="normal" style:font-name-complex="DejaVu Sans1" style:font-size-complex="14pt" style:font-style-complex="normal" style:font-weight-complex="normal"/>
    </style:style>
    <style:style style:name="T12" style:family="text">
      <style:text-properties fo:font-size="14pt" style:font-size-asian="14pt"/>
    </style:style>
    <style:style style:name="T13"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14" style:family="text">
      <style:text-properties fo:color="#ff0000" loext:opacity="100%" fo:font-size="14pt" fo:font-weight="bold" style:font-size-asian="14pt" style:font-weight-asian="bold"/>
    </style:style>
    <style:style style:name="T15" style:family="text">
      <style:text-properties fo:font-variant="normal" fo:text-transform="none" style:use-window-font-color="true" loext:opacity="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language-asian="ja" style:country-asian="JP" style:font-style-asian="normal" style:font-weight-asian="normal" style:font-size-complex="20pt" style:font-style-complex="normal" style:font-weight-complex="normal"/>
    </style:style>
    <style:style style:name="T16" style:family="text">
      <style:text-properties fo:font-variant="normal" fo:text-transform="none" style:use-window-font-color="true" loext:opacity="0%" style:text-line-through-style="none" style:text-line-through-type="none" style:text-position="0% 100%" style:font-name="Arial"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transparent" style:font-name-asian="Noto Sans CJK JP1" style:font-size-asian="20pt" style:language-asian="ja" style:country-asian="JP" style:font-style-asian="normal" style:font-weight-asian="normal" style:font-size-complex="20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9" style:family="text">
      <style:text-properties fo:font-variant="normal" fo:text-transform="none" fo:color="#3465a4"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0"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ffff00" style:font-name-asian="Noto Sans CJK JP1"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①, ②, ③, ...">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office:automatic-styles>
  <office:body>
    <office:presentation>
      <presentation:footer-decl presentation:name="ftr1">©ycookjp 2022, Lincenced under CC BY</presentation:footer-decl>
      <draw:page draw:name="クラス設計概説" draw:style-name="dp1" draw:master-page-name="Blank_20_Slide" presentation:presentation-page-layout-name="AL1T0" presentation:use-footer-name="ftr1">
        <draw:frame draw:name="PlaceHolder 1" presentation:style-name="pr1" draw:text-style-name="P2" draw:layer="layout" svg:width="25.191cm" svg:height="2.621cm" svg:x="1.4cm" svg:y="0.628cm" presentation:class="title" presentation:user-transformed="true">
          <draw:text-box>
            <text:p text:style-name="P1"><text:span text:style-name="T1">ク</text:span><text:span text:style-name="T1">ラ</text:span><text:span text:style-name="T1">ス</text:span><text:span text:style-name="T1">設</text:span><text:span text:style-name="T1">計</text:span><text:span text:style-name="T1">概</text:span><text:span text:style-name="T1">説</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なぜオブジェクト指向(クラス設計)を学ぶのか" draw:style-name="dp3" draw:master-page-name="標準" presentation:use-footer-name="ftr1">
        <draw:frame draw:name="PlaceHolder 1" presentation:style-name="pr3" draw:text-style-name="P2" draw:layer="layout" svg:width="25.191cm" svg:height="1.627cm" svg:x="1.4cm" svg:y="0.247cm" presentation:class="title" presentation:user-transformed="true">
          <draw:text-box>
            <text:p text:style-name="P1"><text:span text:style-name="T2">なぜオブジェクト指向</text:span><text:span text:style-name="T3">(</text:span><text:span text:style-name="T3">クラス設計</text:span><text:span text:style-name="T3">)</text:span><text:span text:style-name="T3">を学ぶのか</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クラス設計をする機会は実は少ない</text:span></text:p>
              </text:list-item>
            </text:list>
            <text:list text:style-name="L3">
              <text:list-item>
                <text:list>
                  <text:list-item>
                    <text:p text:style-name="P5"><text:span text:style-name="T5">仕事ではフレームワークを使ってコーディングをする場合がほとんど</text:span><text:span text:style-name="T2"><text:line-break/></text:span><text:span text:style-name="T6">⇒オブジェクト指向で設計された結果を利用しているだけ</text:span></text:p>
                  </text:list-item>
                </text:list>
              </text:list-item>
              <text:list-item>
                <text:p text:style-name="P4"><text:span text:style-name="T7">クラス設計を理解していないと</text:span><text:span text:style-name="T7">...</text:span></text:p>
                <text:list>
                  <text:list-item>
                    <text:p text:style-name="P5"><text:span text:style-name="T6">フレームワークの設計の意図が良く分からない</text:span></text:p>
                  </text:list-item>
                  <text:list-item>
                    <text:p text:style-name="P5"><text:span text:style-name="T6">その結果、他人がソースコードを読んでも内容が分からないことに</text:span></text:p>
                  </text:list-item>
                </text:list>
              </text:list-item>
            </text:list>
            <text:list text:style-name="L4">
              <text:list-item>
                <text:list>
                  <text:list-item>
                    <text:list>
                      <text:list-item>
                        <text:p text:style-name="P6"><text:span text:style-name="T8">バグが多い、修正に手間がかかる</text:span></text:p>
                      </text:list-item>
                      <text:list-item>
                        <text:p text:style-name="P6"><text:span text:style-name="T8">機能追加するときに、既存コードへの影響が判断できない</text:span></text:p>
                      </text:list-item>
                    </text:list>
                  </text:list-item>
                </text:list>
              </text:list-item>
            </text:list>
          </draw:text-box>
        </draw:frame>
        <presentation:notes draw:style-name="dp2">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プログラミング設計の基本（言語共通）" draw:style-name="dp3" draw:master-page-name="標準" presentation:use-footer-name="ftr1">
        <draw:frame draw:name="PlaceHolder 1" presentation:style-name="pr3" draw:text-style-name="P2" draw:layer="layout" svg:width="25.191cm" svg:height="1.627cm" svg:x="1.4cm" svg:y="0.247cm" presentation:class="title" presentation:user-transformed="true">
          <draw:text-box>
            <text:p text:style-name="P1"><text:span text:style-name="T2">プログラミング設計の基本（言語共通）</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モジュール分割</text:span></text:p>
              </text:list-item>
            </text:list>
            <text:list text:style-name="L3">
              <text:list-item>
                <text:list>
                  <text:list-item>
                    <text:p text:style-name="P5"><text:span text:style-name="T5">機能を分割する⇒モジュール（</text:span><text:span text:style-name="T6">Java</text:span><text:span text:style-name="T6">のクラスに相当）に分ける</text:span></text:p>
                  </text:list-item>
                  <text:list-item>
                    <text:p text:style-name="P5"><text:span text:style-name="T6">モジュールの独立性を高める ⇒ 他のモジュールが変更されてもプログ</text:span><text:span text:style-name="T6">ラム修正不要となるようにする</text:span></text:p>
                  </text:list-item>
                </text:list>
              </text:list-item>
            </text:list>
            <text:list text:style-name="L4">
              <text:list-item>
                <text:list>
                  <text:list-item>
                    <text:list>
                      <text:list-item>
                        <text:p text:style-name="P6"><text:span text:style-name="T8">それぞれのモジュールの機能を単純化する</text:span></text:p>
                      </text:list-item>
                      <text:list-item>
                        <text:p text:style-name="P6"><text:span text:style-name="T8">公開機能と非公開機能の区別をする</text:span></text:p>
                        <text:list>
                          <text:list-item>
                            <text:p text:style-name="P8"><text:span text:style-name="T8">余計な情報を他のモジュールに公開しない</text:span></text:p>
                          </text:list-item>
                        </text:list>
                      </text:list-item>
                      <text:list-item>
                        <text:p text:style-name="P6"><text:span text:style-name="T8">モジュール間の依存関係（呼び出し関係）を最小限にする</text:span></text:p>
                      </text:list-item>
                    </text:list>
                  </text:list-item>
                </text:list>
              </text:list-item>
            </text:list>
            <text:list text:style-name="L5">
              <text:list-item>
                <text:list>
                  <text:list-item>
                    <text:list>
                      <text:list-item>
                        <text:list>
                          <text:list-item>
                            <text:p text:style-name="P9"><text:span text:style-name="T8">呼び出し先のモジュールになるほど機能を単純化する</text:span></text:p>
                          </text:list-item>
                          <text:list-item>
                            <text:p text:style-name="P9"><text:span text:style-name="T8">相互呼び出しの排除 ⇒ </text:span><text:span text:style-name="T9">モジュール間の呼び出しは一方通行</text:span></text:p>
                          </text:list-item>
                          <text:list-item>
                            <text:p text:style-name="P9"><text:span text:style-name="T8">モジュールのレイヤー化 ⇒類似性の強いモジュールをグループ化（レイ</text:span><text:span text:style-name="T8">ヤー）して、</text:span><text:span text:style-name="T9">レイヤー間で呼び出し関係が一方向</text:span><text:span text:style-name="T8">になるようにする</text:span></text:p>
                          </text:list-item>
                        </text:list>
                      </text:list-item>
                    </text:list>
                  </text:list-item>
                </text:list>
              </text:list-item>
            </text:list>
          </draw:text-box>
        </draw:frame>
        <presentation:notes draw:style-name="dp2">
          <draw:page-thumbnail draw:style-name="gr1" draw:layer="layout" svg:width="19.797cm" svg:height="11.136cm" svg:x="0.601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相互呼び出しの排除" draw:style-name="dp3" draw:master-page-name="標準" presentation:use-footer-name="ftr1">
        <draw:custom-shape draw:style-name="gr2" draw:text-style-name="P10" draw:layer="layout" svg:width="8.992cm" svg:height="2.992cm" svg:x="15.001cm" svg:y="8.501cm">
          <text:p/>
          <draw:enhanced-geometry draw:mirror-horizontal="false" draw:mirror-vertical="false" svg:viewBox="0 0 0 0" drawooo:sub-view-size="9002 3002" draw:text-areas="0 0 ?f0 ?f1" draw:type="ooxml-non-primitive" draw:enhanced-path="M 500 0 L 500 0 C 412 0 326 23 250 67 174 111 111 174 67 250 23 326 0 412 0 500 L 0 2500 0 2501 C 0 2589 23 2675 67 2751 111 2827 174 2890 250 2934 326 2978 412 3001 500 3001 L 8500 3001 8501 3001 C 8589 3001 8675 2978 8751 2934 8827 2890 8890 2827 8934 2751 8978 2675 9001 2589 9001 2501 L 9001 500 9001 500 9001 500 C 9001 412 8978 326 8934 250 8890 174 8827 111 8751 67 8675 23 8589 0 8501 0 L 500 0 N">
            <draw:equation draw:name="f0" draw:formula="logwidth"/>
            <draw:equation draw:name="f1" draw:formula="logheight"/>
          </draw:enhanced-geometry>
        </draw:custom-shape>
        <draw:custom-shape draw:style-name="gr2" draw:text-style-name="P10" draw:layer="layout" svg:width="8.992cm" svg:height="2.992cm" svg:x="15cm" svg:y="12.1cm">
          <text:p/>
          <draw:enhanced-geometry draw:mirror-horizontal="false" draw:mirror-vertical="false" svg:viewBox="0 0 0 0" drawooo:sub-view-size="9002 3002" draw:text-areas="0 0 ?f0 ?f1" draw:type="ooxml-non-primitive" draw:enhanced-path="M 500 0 L 500 0 C 412 0 326 23 250 67 174 111 111 174 67 250 23 326 0 412 0 500 L 0 2500 0 2501 C 0 2589 23 2675 67 2751 111 2827 174 2890 250 2934 326 2978 412 3001 500 3001 L 8500 3001 8501 3001 C 8589 3001 8675 2978 8751 2934 8827 2890 8890 2827 8934 2751 8978 2675 9001 2589 9001 2501 L 9001 500 9001 500 9001 500 C 9001 412 8978 326 8934 250 8890 174 8827 111 8751 67 8675 23 8589 0 8501 0 L 500 0 N">
            <draw:equation draw:name="f0" draw:formula="logwidth"/>
            <draw:equation draw:name="f1" draw:formula="logheight"/>
          </draw:enhanced-geometry>
        </draw:custom-shape>
        <draw:custom-shape draw:style-name="gr3" draw:text-style-name="P12" draw:layer="layout" svg:width="3.492cm" svg:height="2.492cm" svg:x="17.9cm" svg:y="8.8cm">
          <text:p text:style-name="P11"><text:span text:style-name="T10">モ</text:span><text:span text:style-name="T10">ジュー</text:span><text:span text:style-name="T10">ル</text:span><text:span text:style-name="T11">C</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5" draw:id="id5" draw:layer="layout" svg:width="2.392cm" svg:height="0.992cm" svg:x="18.5cm" svg:y="10cm">
          <text:p text:style-name="P11"><text:span text:style-name="T10">関数</text:span><text:span text:style-name="T11">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3" draw:text-style-name="P2" draw:layer="layout" svg:width="25.191cm" svg:height="1.627cm" svg:x="1.4cm" svg:y="0.247cm" presentation:class="title" presentation:user-transformed="true">
          <draw:text-box>
            <text:p text:style-name="P1"><text:span text:style-name="T2">相互呼び出しの排除</text:span></text:p>
          </draw:text-box>
        </draw:frame>
        <draw:frame draw:name="PlaceHolder 2" presentation:style-name="pr4" draw:text-style-name="P7" draw:layer="layout" svg:width="25.191cm" svg:height="6.492cm" svg:x="1.5cm" svg:y="2cm" presentation:class="outline" presentation:user-transformed="true">
          <draw:text-box>
            <text:list text:style-name="L2">
              <text:list-item>
                <text:p text:style-name="P4"><text:span text:style-name="T4">モジュール</text:span><text:span text:style-name="T7">A</text:span><text:span text:style-name="T7">とモジュール</text:span><text:span text:style-name="T7">B</text:span><text:span text:style-name="T7">が相互に呼び出す関係の場合</text:span></text:p>
              </text:list-item>
            </text:list>
            <text:list text:style-name="L3">
              <text:list-item>
                <text:list>
                  <text:list-item>
                    <text:p text:style-name="P5"><text:span text:style-name="T6">例えばモジュール</text:span><text:span text:style-name="T6">B</text:span><text:span text:style-name="T6">からモジュール</text:span><text:span text:style-name="T6">A</text:span><text:span text:style-name="T6">の</text:span><text:span text:style-name="T6">X</text:span><text:span text:style-name="T6">関数を呼び出した後に、モ</text:span><text:span text:style-name="T6">ジュール</text:span><text:span text:style-name="T6">A</text:span><text:span text:style-name="T6">からモジュール</text:span><text:span text:style-name="T6">B</text:span><text:span text:style-name="T6">の</text:span><text:span text:style-name="T6">Y</text:span><text:span text:style-name="T6">関数を呼び出している場合</text:span></text:p>
                  </text:list-item>
                </text:list>
              </text:list-item>
            </text:list>
            <text:list text:style-name="L4">
              <text:list-item>
                <text:list>
                  <text:list-item>
                    <text:list>
                      <text:list-item>
                        <text:p text:style-name="P6"><text:span text:style-name="T8">A</text:span><text:span text:style-name="T8">、</text:span><text:span text:style-name="T8">B</text:span><text:span text:style-name="T8">の上位モジュールとしてモジュール</text:span><text:span text:style-name="T8">C</text:span><text:span text:style-name="T8">を作成</text:span></text:p>
                      </text:list-item>
                      <text:list-item>
                        <text:p text:style-name="P6"><text:span text:style-name="T8">モジュール</text:span><text:span text:style-name="T8">C</text:span><text:span text:style-name="T8">からモジュール</text:span><text:span text:style-name="T8">A</text:span><text:span text:style-name="T8">の</text:span><text:span text:style-name="T8">X</text:span><text:span text:style-name="T8">関数を呼び出した後にモジュール</text:span><text:span text:style-name="T8">C</text:span><text:span text:style-name="T8">からモ</text:span><text:span text:style-name="T8">ジュール</text:span><text:span text:style-name="T8">B</text:span><text:span text:style-name="T8">の</text:span><text:span text:style-name="T8">Y</text:span><text:span text:style-name="T8">関数を呼び出すようにする</text:span></text:p>
                      </text:list-item>
                    </text:list>
                  </text:list-item>
                </text:list>
              </text:list-item>
            </text:list>
          </draw:text-box>
        </draw:frame>
        <draw:custom-shape draw:style-name="gr3" draw:text-style-name="P12" xml:id="id3" draw:id="id3" draw:layer="layout" svg:width="3.492cm" svg:height="2.492cm" svg:x="3cm" svg:y="12.4cm">
          <text:p text:style-name="P11"><text:span text:style-name="T10">モジュール</text:span><text:span text:style-name="T11">A</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1" draw:id="id1" draw:layer="layout" svg:width="3.492cm" svg:height="2.492cm" svg:x="7.5cm" svg:y="12.4cm">
          <text:p text:style-name="P11"><text:span text:style-name="T10">モジュール</text:span><text:span text:style-name="T11">B</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2" draw:id="id2" draw:layer="layout" svg:width="2.392cm" svg:height="0.992cm" svg:x="3.5cm" svg:y="13.7cm">
          <text:p text:style-name="P11"><text:span text:style-name="T10">関数</text:span><text:span text:style-name="T1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4" draw:id="id4" draw:layer="layout" svg:width="2.392cm" svg:height="0.992cm" svg:x="8cm" svg:y="13.7cm">
          <text:p text:style-name="P11"><text:span text:style-name="T10">関数</text:span><text:span text:style-name="T11">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13" draw:layer="layout" svg:width="3.492cm" svg:height="2.492cm" svg:x="15.7cm" svg:y="12.4cm">
          <text:p text:style-name="P11"><text:span text:style-name="T10">モジュール</text:span><text:span text:style-name="T11">A</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draw:layer="layout" svg:width="3.492cm" svg:height="2.492cm" svg:x="20cm" svg:y="12.4cm">
          <text:p text:style-name="P11"><text:span text:style-name="T10">モ</text:span><text:span text:style-name="T10">ジ</text:span><text:span text:style-name="T10">ュ</text:span><text:span text:style-name="T10">ー</text:span><text:span text:style-name="T10">ル</text:span><text:span text:style-name="T11">B</text:span></text:p>
          <text:p text:style-name="P11"><text:span text:style-name="T11"/></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6" draw:id="id6" draw:layer="layout" svg:width="2.392cm" svg:height="0.992cm" svg:x="16.2cm" svg:y="13.7cm">
          <text:p text:style-name="P11"><text:span text:style-name="T10">関数</text:span><text:span text:style-name="T1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2" xml:id="id7" draw:id="id7" draw:layer="layout" svg:width="2.392cm" svg:height="0.992cm" svg:x="20.5cm" svg:y="13.7cm">
          <text:p text:style-name="P11"><text:span text:style-name="T10">関数</text:span><text:span text:style-name="T11">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10" draw:layer="layout" svg:width="2.492cm" svg:height="1.992cm" svg:x="12cm" svg:y="11.1cm">
          <text:p/>
          <draw:enhanced-geometry draw:mirror-horizontal="false" draw:mirror-vertical="false" svg:viewBox="0 0 0 0" drawooo:sub-view-size="2502 2002" draw:text-areas="0 0 ?f0 ?f1" draw:type="ooxml-non-primitive" draw:enhanced-path="M 0 500 L 1875 500 1875 0 2501 1000 1875 2001 1875 1500 0 1500 0 500 N">
            <draw:equation draw:name="f0" draw:formula="logwidth"/>
            <draw:equation draw:name="f1" draw:formula="logheight"/>
          </draw:enhanced-geometry>
        </draw:custom-shape>
        <draw:custom-shape draw:style-name="gr5" draw:text-style-name="P15" draw:layer="layout" svg:width="3.799cm" svg:height="0.955cm" svg:x="24.2cm" svg:y="9.437cm">
          <text:p text:style-name="P14"><text:span text:style-name="T10">上位レイ</text:span><text:span text:style-name="T10">ヤ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5" draw:layer="layout" svg:width="3.799cm" svg:height="0.955cm" svg:x="24.2cm" svg:y="13.038cm">
          <text:p text:style-name="P14"><text:span text:style-name="T10">下位レイヤ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 draw:text-style-name="P16" draw:layer="layout" draw:type="line" svg:x1="7.5cm" svg:y1="13.646cm" svg:x2="5.892cm" svg:y2="14.196cm" draw:start-shape="id1" draw:start-glue-point="3" draw:end-shape="id2" draw:end-glue-point="1" svg:d="M7500 13646l-1608 550" svg:viewBox="0 0 1609 551">
          <text:p/>
        </draw:connector>
        <draw:connector draw:style-name="gr6" draw:text-style-name="P16" draw:layer="layout" draw:type="line" svg:x1="6.492cm" svg:y1="13.646cm" svg:x2="8cm" svg:y2="14.196cm" draw:start-shape="id3" draw:start-glue-point="1" draw:end-shape="id4" draw:end-glue-point="3" svg:d="M6492 13646l1508 550" svg:viewBox="0 0 1509 551">
          <text:p/>
        </draw:connector>
        <draw:connector draw:style-name="gr6" draw:text-style-name="P16" draw:layer="layout" draw:type="line" svg:x1="19.696cm" svg:y1="10.992cm" svg:x2="17.396cm" svg:y2="13.7cm" draw:start-shape="id5" draw:start-glue-point="2" draw:end-shape="id6" draw:end-glue-point="0" svg:d="M19696 10992l-2300 2708" svg:viewBox="0 0 2301 2709">
          <text:p/>
        </draw:connector>
        <draw:connector draw:style-name="gr6" draw:text-style-name="P16" draw:layer="layout" draw:type="line" svg:x1="19.696cm" svg:y1="10.992cm" svg:x2="21.696cm" svg:y2="13.7cm" draw:start-shape="id5" draw:start-glue-point="2" draw:end-shape="id7" draw:end-glue-point="0" svg:d="M19696 10992l2000 2708" svg:viewBox="0 0 2001 2709">
          <text:p/>
        </draw:connector>
        <presentation:notes draw:style-name="dp2">
          <draw:page-thumbnail draw:style-name="gr1" draw:layer="layout" svg:width="19.797cm" svg:height="11.136cm" svg:x="0.601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レイヤー化の例（Java Webアプリ）" draw:style-name="dp3" draw:master-page-name="標準" presentation:use-footer-name="ftr1">
        <draw:custom-shape draw:style-name="gr7" draw:text-style-name="P18" draw:layer="layout" svg:width="9.6cm" svg:height="2.5cm" svg:x="2.4cm" svg:y="7.4cm">
          <text:p text:style-name="P17"><text:span text:style-name="T12">Application </text:span><text:span text:style-name="T12">Layer</text:span></text:p>
          <draw:enhanced-geometry draw:mirror-horizontal="false" draw:mirror-vertical="false" svg:viewBox="0 0 0 0" drawooo:sub-view-size="21502 3002" draw:text-areas="0 0 ?f0 ?f1" draw:type="ooxml-non-primitive" draw:enhanced-path="M 500 0 L 500 0 C 412 0 326 23 250 67 174 111 111 174 67 250 23 326 0 412 0 500 L 0 2500 0 2501 C 0 2589 23 2675 67 2751 111 2827 174 2890 250 2934 326 2978 412 3001 500 3001 L 21000 3001 21001 3001 C 21089 3001 21175 2978 21251 2934 21327 2890 21390 2827 21434 2751 21478 2675 21501 2589 21501 2501 L 21500 500 21501 500 21501 500 C 21501 412 21478 326 21434 250 21390 174 21327 111 21251 67 21175 23 21089 0 21001 0 L 500 0 N">
            <draw:equation draw:name="f0" draw:formula="logwidth"/>
            <draw:equation draw:name="f1" draw:formula="logheight"/>
          </draw:enhanced-geometry>
        </draw:custom-shape>
        <draw:custom-shape draw:style-name="gr8" draw:text-style-name="P18" draw:layer="layout" svg:width="13.4cm" svg:height="2.7cm" svg:x="2.4cm" svg:y="10.8cm">
          <text:p text:style-name="P17"><text:span text:style-name="T12">Domain </text:span><text:span text:style-name="T12">Layer</text:span></text:p>
          <draw:enhanced-geometry draw:mirror-horizontal="false" draw:mirror-vertical="false" svg:viewBox="0 0 0 0" drawooo:sub-view-size="21502 3002" draw:text-areas="0 0 ?f0 ?f1" draw:type="ooxml-non-primitive" draw:enhanced-path="M 500 0 L 500 0 C 412 0 326 23 250 67 174 111 111 174 67 250 23 326 0 412 0 500 L 0 2500 0 2501 C 0 2589 23 2675 67 2751 111 2827 174 2890 250 2934 326 2978 412 3001 500 3001 L 21000 3001 21001 3001 C 21089 3001 21175 2978 21251 2934 21327 2890 21390 2827 21434 2751 21478 2675 21501 2589 21501 2501 L 21500 500 21501 500 21501 500 C 21501 412 21478 326 21434 250 21390 174 21327 111 21251 67 21175 23 21089 0 21001 0 L 500 0 N">
            <draw:equation draw:name="f0" draw:formula="logwidth"/>
            <draw:equation draw:name="f1" draw:formula="logheight"/>
          </draw:enhanced-geometry>
        </draw:custom-shape>
        <draw:frame draw:name="PlaceHolder 1" presentation:style-name="pr3" draw:text-style-name="P2" draw:layer="layout" svg:width="25.191cm" svg:height="1.627cm" svg:x="1.4cm" svg:y="0.247cm" presentation:class="title" presentation:user-transformed="true">
          <draw:text-box>
            <text:p text:style-name="P1"><text:span text:style-name="T2">レイヤーの例（</text:span><text:span text:style-name="T3">Web</text:span><text:span text:style-name="T3">アプリケーション）</text:span></text:p>
          </draw:text-box>
        </draw:frame>
        <draw:custom-shape draw:style-name="gr9" draw:text-style-name="P13" draw:layer="layout" svg:width="3cm" svg:height="1.3cm" svg:x="2.8cm" svg:y="11.7cm">
          <text:p text:style-name="P11"><text:span text:style-name="T13">XXX Ent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8" draw:layer="layout" svg:width="16.9cm" svg:height="2.5cm" svg:x="3.6cm" svg:y="4cm">
          <text:p text:style-name="P17"><text:span text:style-name="T12">User Interface Layer</text:span></text:p>
          <draw:enhanced-geometry draw:mirror-horizontal="false" draw:mirror-vertical="false" svg:viewBox="0 0 0 0" drawooo:sub-view-size="21502 3002" draw:text-areas="0 0 ?f0 ?f1" draw:type="ooxml-non-primitive" draw:enhanced-path="M 500 0 L 500 0 C 412 0 326 23 250 67 174 111 111 174 67 250 23 326 0 412 0 500 L 0 2500 0 2501 C 0 2589 23 2675 67 2751 111 2827 174 2890 250 2934 326 2978 412 3001 500 3001 L 21000 3001 21001 3001 C 21089 3001 21175 2978 21251 2934 21327 2890 21390 2827 21434 2751 21478 2675 21501 2589 21501 2501 L 21500 500 21501 500 21501 500 C 21501 412 21478 326 21434 250 21390 174 21327 111 21251 67 21175 23 21089 0 21001 0 L 500 0 N">
            <draw:equation draw:name="f0" draw:formula="logwidth"/>
            <draw:equation draw:name="f1" draw:formula="logheight"/>
          </draw:enhanced-geometry>
        </draw:custom-shape>
        <draw:custom-shape draw:style-name="gr11" draw:text-style-name="P13" draw:layer="layout" svg:width="3.5cm" svg:height="1.293cm" svg:x="3.9cm" svg:y="4.9cm">
          <text:p text:style-name="P11"><text:span text:style-name="T13">○○</text:span><text:span text:style-name="T13">登録画</text:span><text:span text:style-name="T13">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3" xml:id="id10" draw:id="id10" draw:layer="layout" svg:width="3.5cm" svg:height="1.293cm" svg:x="7.6cm" svg:y="4.9cm">
          <text:p text:style-name="P11"><text:span text:style-name="T13">○○</text:span><text:span text:style-name="T13">表示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3" xml:id="id12" draw:id="id12" draw:layer="layout" svg:width="3.5cm" svg:height="1.293cm" svg:x="11.3cm" svg:y="4.9cm">
          <text:p text:style-name="P11"><text:span text:style-name="T13">○○</text:span><text:span text:style-name="T13">登録</text:span><text:span text:style-name="T13">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3" draw:layer="layout" svg:width="3.5cm" svg:height="1.293cm" svg:x="15.1cm" svg:y="4.9cm">
          <text:p text:style-name="P11"><text:span text:style-name="T13">○○</text:span><text:span text:style-name="T13">表示</text:span><text:span text:style-name="T13">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3" draw:layer="layout" svg:width="3cm" svg:height="1.3cm" svg:x="6.1cm" svg:y="11.7cm">
          <text:p text:style-name="P11"><text:span text:style-name="T13">YYY Val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3" xml:id="id9" draw:id="id9" draw:layer="layout" svg:width="4.4cm" svg:height="1.3cm" svg:x="9.4cm" svg:y="11.7cm">
          <text:p text:style-name="P11"><text:span text:style-name="T13">XXX</text:span><text:span text:style-name="T13">登録／更新</text:span></text:p>
          <text:p text:style-name="P11"><text:span text:style-name="T13">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8" draw:layer="layout" svg:width="9cm" svg:height="2.5cm" svg:x="13cm" svg:y="7.4cm">
          <text:p text:style-name="P17"><text:span text:style-name="T12">Infrastructure Layer</text:span></text:p>
          <draw:enhanced-geometry draw:mirror-horizontal="false" draw:mirror-vertical="false" svg:viewBox="0 0 0 0" drawooo:sub-view-size="21502 3002" draw:text-areas="0 0 ?f0 ?f1" draw:type="ooxml-non-primitive" draw:enhanced-path="M 500 0 L 500 0 C 412 0 326 23 250 67 174 111 111 174 67 250 23 326 0 412 0 500 L 0 2500 0 2501 C 0 2589 23 2675 67 2751 111 2827 174 2890 250 2934 326 2978 412 3001 500 3001 L 21000 3001 21001 3001 C 21089 3001 21175 2978 21251 2934 21327 2890 21390 2827 21434 2751 21478 2675 21501 2589 21501 2501 L 21500 500 21501 500 21501 500 C 21501 412 21478 326 21434 250 21390 174 21327 111 21251 67 21175 23 21089 0 21001 0 L 500 0 N">
            <draw:equation draw:name="f0" draw:formula="logwidth"/>
            <draw:equation draw:name="f1" draw:formula="logheight"/>
          </draw:enhanced-geometry>
        </draw:custom-shape>
        <draw:custom-shape draw:style-name="gr18" draw:text-style-name="P13" xml:id="id8" draw:id="id8" draw:layer="layout" svg:width="4.1cm" svg:height="1.2cm" svg:x="13.301cm" svg:y="8.4cm">
          <text:p text:style-name="P11"><text:span text:style-name="T10">XXX</text:span><text:span text:style-name="T10">登録／更新</text:span></text:p>
          <text:p text:style-name="P11"><text:span text:style-name="T10">実装クラ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3" draw:layer="layout" svg:width="1.2cm" svg:height="1.3cm" svg:x="14.1cm" svg:y="11.7cm">
          <text:p text:style-name="P1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3" draw:layer="layout" svg:width="1.2cm" svg:height="1.3cm" svg:x="10.5cm" svg:y="8.3cm">
          <text:p text:style-name="P1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3" xml:id="id11" draw:id="id11" draw:layer="layout" svg:width="3.6cm" svg:height="1.3cm" svg:x="6.6cm" svg:y="8.3cm">
          <text:p text:style-name="P11"><text:span text:style-name="T13">○○</text:span><text:span text:style-name="T13">取得処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3" draw:layer="layout" svg:width="3.6cm" svg:height="1.3cm" svg:x="2.7cm" svg:y="8.3cm">
          <text:p text:style-name="P11"><text:span text:style-name="T13">○○</text:span><text:span text:style-name="T13">登録処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3" xml:id="id13" draw:id="id13" draw:layer="layout" svg:width="2.499cm" svg:height="1.2cm" svg:x="17.701cm" svg:y="8.4cm">
          <text:p text:style-name="P11"><text:span text:style-name="T10">ログ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3" draw:layer="layout" svg:width="1.2cm" svg:height="1.2cm" svg:x="20.5cm" svg:y="8.4cm">
          <text:p text:style-name="P1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5" draw:text-style-name="P16" draw:layer="layout" draw:type="line" svg:x1="15.351cm" svg:y1="9.6cm" svg:x2="11.6cm" svg:y2="11.7cm" draw:start-shape="id8" draw:start-glue-point="2" draw:end-shape="id9" draw:end-glue-point="0" svg:d="M15351 9600l-3751 2100" svg:viewBox="0 0 3752 2101">
          <text:p/>
        </draw:connector>
        <draw:custom-shape draw:style-name="gr26" draw:text-style-name="P19" draw:layer="layout" svg:width="1cm" svg:height="0.5cm" svg:x="6.9cm" svg:y="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3" draw:layer="layout" svg:width="1.2cm" svg:height="1.3cm" svg:x="18.9cm" svg:y="4.9cm">
          <text:p text:style-name="P1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9" draw:layer="layout" svg:width="1cm" svg:height="0.5cm" svg:x="6.8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9" draw:layer="layout" svg:width="1cm" svg:height="0.5cm" svg:x="17.102cm" svg:y="6.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0" draw:layer="layout" svg:width="1cm" svg:height="0.5cm" draw:transform="rotate (1.5707963267949) translate (12.252cm 9.148cm)">
          <text:p/>
          <draw:enhanced-geometry svg:viewBox="0 0 21600 21600" draw:mirror-horizont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21" draw:layer="layout" svg:width="0.497cm" svg:height="0.721cm" svg:x="6.408cm" svg:y="6.587cm">
          <draw:text-box>
            <text:p><text:span text:style-name="T14">①</text:span></text:p>
          </draw:text-box>
        </draw:frame>
        <draw:frame draw:style-name="gr29" draw:text-style-name="P21" draw:layer="layout" svg:width="0.497cm" svg:height="0.721cm" svg:x="16.709cm" svg:y="6.588cm">
          <draw:text-box>
            <text:p><text:span text:style-name="T14">②</text:span></text:p>
          </draw:text-box>
        </draw:frame>
        <draw:frame draw:style-name="gr29" draw:text-style-name="P21" draw:layer="layout" svg:width="0.497cm" svg:height="0.721cm" svg:x="6.509cm" svg:y="9.988cm">
          <draw:text-box>
            <text:p><text:span text:style-name="T14">③</text:span></text:p>
          </draw:text-box>
        </draw:frame>
        <draw:frame draw:style-name="gr29" draw:text-style-name="P21" draw:layer="layout" svg:width="0.497cm" svg:height="0.721cm" svg:x="12.21cm" svg:y="7.789cm">
          <draw:text-box>
            <text:p><text:span text:style-name="T14">④</text:span></text:p>
          </draw:text-box>
        </draw:frame>
        <draw:frame draw:style-name="gr29" draw:text-style-name="P21" draw:layer="layout" svg:width="0.497cm" svg:height="0.721cm" svg:x="13.5cm" svg:y="10cm">
          <draw:text-box>
            <text:p><text:span text:style-name="T14">⑤</text:span></text:p>
          </draw:text-box>
        </draw:frame>
        <draw:frame draw:style-name="gr30" draw:text-style-name="P23" draw:layer="layout" svg:width="11.8cm" svg:height="5.509cm" svg:x="16cm" svg:y="10.1cm">
          <draw:text-box>
            <text:list text:style-name="L7">
              <text:list-item>
                <text:p text:style-name="P22"><text:span text:style-name="T12">画面／</text:span><text:span text:style-name="T12">API</text:span><text:span text:style-name="T12">からビジネスロジックを実行</text:span></text:p>
              </text:list-item>
              <text:list-item>
                <text:p text:style-name="P22"><text:span text:style-name="T12">ログ出力処理などのインフラ機能を利用</text:span></text:p>
              </text:list-item>
              <text:list-item>
                <text:p text:style-name="P22"><text:span text:style-name="T12">Entity</text:span><text:span text:style-name="T12">、</text:span><text:span text:style-name="T12">Value</text:span><text:span text:style-name="T12">、</text:span><text:span text:style-name="T12">Interface</text:span><text:span text:style-name="T12">などを使用してビジネスロジックを実装</text:span></text:p>
              </text:list-item>
              <text:list-item>
                <text:p text:style-name="P22"><text:span text:style-name="T12">Domain Layer</text:span><text:span text:style-name="T12">の</text:span><text:span text:style-name="T12">Interface</text:span><text:span text:style-name="T12">の呼び出しにより、その実装クラスを実行。ただし、</text:span><text:span text:style-name="T12">DI</text:span><text:span text:style-name="T12">ツールにより依存性をなくすことが可能</text:span></text:p>
              </text:list-item>
              <text:list-item>
                <text:p text:style-name="P22"><text:span text:style-name="T12">Infrastructue Layer</text:span><text:span text:style-name="T12">の実装クラスは</text:span><text:span text:style-name="T12">Domain Layer</text:span><text:span text:style-name="T12">の</text:span><text:span text:style-name="T12">Interface</text:span><text:span text:style-name="T12">を実装</text:span></text:p>
              </text:list-item>
            </text:list>
          </draw:text-box>
        </draw:frame>
        <draw:frame draw:name="PlaceHolder 3" presentation:style-name="pr4" draw:text-style-name="P7" draw:layer="layout" svg:width="25.191cm" svg:height="1.999cm" svg:x="1.501cm" svg:y="2.001cm" presentation:class="outline" presentation:user-transformed="true">
          <draw:text-box>
            <text:list text:style-name="L2">
              <text:list-item>
                <text:p text:style-name="P4"><text:span text:style-name="T4">Layer</text:span><text:span text:style-name="T4">間の呼び出し方向を一方向にすることで、モジュール全</text:span><text:span text:style-name="T4">体の依存関係が整理しやすくなる</text:span></text:p>
              </text:list-item>
            </text:list>
          </draw:text-box>
        </draw:frame>
        <draw:connector draw:style-name="gr31" draw:text-style-name="P16" draw:layer="layout" draw:type="line" svg:x1="9.35cm" svg:y1="6.193cm" svg:x2="8.4cm" svg:y2="8.3cm" draw:start-shape="id10" draw:start-glue-point="2" draw:end-shape="id11" draw:end-glue-point="0" svg:d="M9350 6193l-950 2107" svg:viewBox="0 0 951 2108">
          <text:p/>
        </draw:connector>
        <draw:connector draw:style-name="gr31" draw:text-style-name="P16" draw:layer="layout" draw:type="line" svg:x1="8.4cm" svg:y1="9.6cm" svg:x2="11.6cm" svg:y2="11.7cm" draw:start-shape="id11" draw:start-glue-point="2" draw:end-shape="id9" draw:end-glue-point="0" svg:d="M8400 9600l3200 2100" svg:viewBox="0 0 3201 2101">
          <text:p/>
        </draw:connector>
        <draw:connector draw:style-name="gr31" draw:text-style-name="P16" draw:layer="layout" draw:type="line" svg:x1="13.05cm" svg:y1="6.193cm" svg:x2="18.95cm" svg:y2="8.4cm" draw:start-shape="id12" draw:start-glue-point="2" draw:end-shape="id13" draw:end-glue-point="0" svg:d="M13050 6193l5900 2207" svg:viewBox="0 0 5901 2208">
          <text:p/>
        </draw:connector>
        <draw:connector draw:style-name="gr31" draw:text-style-name="P16" draw:layer="layout" draw:type="curve" draw:line-skew="0.012cm 1.46cm" svg:x1="8.4cm" svg:y1="9.6cm" svg:x2="13.301cm" svg:y2="9cm" draw:start-shape="id11" draw:start-glue-point="2" draw:end-shape="id8" draw:end-glue-point="3" svg:d="M8400 9600c0 769 2405 641 3597 299s1169-899 1304-899" svg:viewBox="0 0 4902 1170">
          <text:p/>
        </draw:connector>
        <draw:custom-shape draw:style-name="gr32" draw:text-style-name="P19" draw:layer="layout" svg:width="1.5cm" svg:height="9.5cm" svg:x="0.5cm" svg:y="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4" draw:layer="layout" svg:width="2.479cm" svg:height="1.441cm" svg:x="0.3cm" svg:y="13.764cm">
          <draw:text-box>
            <text:p><text:span text:style-name="T12">機能単純化</text:span></text:p>
            <text:p><text:span text:style-name="T12">変更頻度少</text:span></text:p>
          </draw:text-box>
        </draw:frame>
        <draw:custom-shape draw:style-name="gr34" draw:text-style-name="P19" draw:layer="layout" svg:width="1cm" svg:height="0.5cm" svg:x="14.403cm" svg:y="10.1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7cm" svg:height="11.136cm" svg:x="0.601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公開機能と非公開機能" draw:style-name="dp3" draw:master-page-name="標準" presentation:use-footer-name="ftr1">
        <draw:frame draw:name="PlaceHolder 1" presentation:style-name="pr3" draw:text-style-name="P2" draw:layer="layout" svg:width="25.191cm" svg:height="1.627cm" svg:x="1.4cm" svg:y="0.247cm" presentation:class="title" presentation:user-transformed="true">
          <draw:text-box>
            <text:p text:style-name="P1"><text:span text:style-name="T2">公開機能と非公開機能</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何故２つに分けるのか？</text:span></text:p>
              </text:list-item>
            </text:list>
            <text:list text:style-name="L3">
              <text:list-item>
                <text:list>
                  <text:list-item>
                    <text:p text:style-name="P5"><text:span text:style-name="T5">公開機能は一度公開すると</text:span><text:span text:style-name="T6">API</text:span><text:span text:style-name="T6">は変更できない</text:span></text:p>
                    <text:list>
                      <text:list-item>
                        <text:p text:style-name="P8"><text:span text:style-name="T15">公開する機能やデータは最小限にして</text:span><text:span text:style-name="T15">API</text:span><text:span text:style-name="T15">変更のリスクを低減する</text:span></text:p>
                      </text:list-item>
                    </text:list>
                  </text:list-item>
                  <text:list-item>
                    <text:p text:style-name="P5"><text:span text:style-name="T6">非公開機能は公開機能を実現するためのロジックを実装</text:span></text:p>
                    <text:list>
                      <text:list-item>
                        <text:p text:style-name="P8"><text:span text:style-name="T15">要件の追加やリファクタリングなどで実装が変わる可能性が大きい</text:span></text:p>
                      </text:list-item>
                      <text:list-item>
                        <text:p text:style-name="P8"><text:span text:style-name="T15">公開してしまうとロジック変更によりで呼び出し元もコード修正が発生</text:span><text:span text:style-name="T15"><text:line-break/></text:span><text:span text:style-name="T15">⇒「強い依存関係」が発生するので良くない</text:span></text:p>
                      </text:list-item>
                    </text:list>
                  </text:list-item>
                </text:list>
              </text:list-item>
            </text:list>
          </draw:text-box>
        </draw:frame>
        <presentation:notes draw:style-name="dp2">
          <draw:page-thumbnail draw:style-name="gr1" draw:layer="layout" svg:width="19.797cm" svg:height="11.136cm" svg:x="0.601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オブジェクト指向のメリット" draw:style-name="dp3" draw:master-page-name="標準" presentation:use-footer-name="ftr1">
        <draw:frame draw:name="PlaceHolder 1" presentation:style-name="pr3" draw:text-style-name="P2" draw:layer="layout" svg:width="25.191cm" svg:height="1.627cm" svg:x="1.4cm" svg:y="0.247cm" presentation:class="title" presentation:user-transformed="true">
          <draw:text-box>
            <text:p text:style-name="P1"><text:span text:style-name="T2">オブジェクト指向の考え方</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モジュールの関係を物</text:span><text:span text:style-name="T7">(Object)</text:span><text:span text:style-name="T7">に例えて整理する</text:span></text:p>
              </text:list-item>
            </text:list>
            <text:list text:style-name="L3">
              <text:list-item>
                <text:list>
                  <text:list-item>
                    <text:p text:style-name="P5"><text:span text:style-name="T6">抽象的なままでは整理しにくいので具体的な形に変えて整理する</text:span></text:p>
                  </text:list-item>
                  <text:list-item>
                    <text:p text:style-name="P5"><text:span text:style-name="T6">最初は利用者、</text:span><text:span text:style-name="T6">ATM</text:span><text:span text:style-name="T6">、通帳、キャッシュカード、現金、口座などの具</text:span><text:span text:style-name="T6">体的な</text:span><text:span text:style-name="T6">Object</text:span><text:span text:style-name="T6">から考える</text:span></text:p>
                  </text:list-item>
                  <text:list-item>
                    <text:p text:style-name="P5"><text:span text:style-name="T6">具体的な形が整理出来たら、一般化（抽象化）して設計を進める</text:span></text:p>
                  </text:list-item>
                </text:list>
              </text:list-item>
            </text:list>
            <text:list text:style-name="L4">
              <text:list-item>
                <text:p text:style-name="P4"><text:span text:style-name="T7">オブジェクトのメッセージ</text:span></text:p>
                <text:list>
                  <text:list-item>
                    <text:p text:style-name="P5"><text:span text:style-name="T6">オブジェクトの機能を呼び出すことを「メッセージ」という</text:span></text:p>
                  </text:list-item>
                  <text:list-item>
                    <text:p text:style-name="P5"><text:span text:style-name="T6">例：「利用者が</text:span><text:span text:style-name="T6">ATM</text:span><text:span text:style-name="T6">から現金を引き出す」⇒「利用者」オブジェクト</text:span><text:span text:style-name="T6">が「</text:span><text:span text:style-name="T6">ATM</text:span><text:span text:style-name="T6">」オブジェクトに「現金を引き出す」メッセージを送る</text:span></text:p>
                  </text:list-item>
                  <text:list-item>
                    <text:p text:style-name="P5"><text:span text:style-name="T6">メッセージは、クラスのメソッドで実現（実装）される</text:span></text:p>
                  </text:list-item>
                </text:list>
              </text:list-item>
            </text:list>
          </draw:text-box>
        </draw:frame>
        <presentation:notes draw:style-name="dp2">
          <draw:page-thumbnail draw:style-name="gr1" draw:layer="layout" svg:width="19.797cm" svg:height="11.136cm" svg:x="0.601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オブジェクトとクラスの違い" draw:style-name="dp3" draw:master-page-name="標準" presentation:use-footer-name="ftr1">
        <draw:frame draw:name="PlaceHolder 1" presentation:style-name="pr3" draw:text-style-name="P2" draw:layer="layout" svg:width="25.191cm" svg:height="1.627cm" svg:x="1.4cm" svg:y="0.247cm" presentation:class="title" presentation:user-transformed="true">
          <draw:text-box>
            <text:p text:style-name="P1"><text:span text:style-name="T2">オブジェクトとクラスの違い</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オブジェクト</text:span></text:p>
              </text:list-item>
            </text:list>
            <text:list text:style-name="L3">
              <text:list-item>
                <text:list>
                  <text:list-item>
                    <text:p text:style-name="P5"><text:span text:style-name="T5">実際に存在する「もの」</text:span></text:p>
                  </text:list-item>
                  <text:list-item>
                    <text:p text:style-name="P5"><text:span text:style-name="T5">クラスの実体（インスタンス）に相当する</text:span></text:p>
                  </text:list-item>
                </text:list>
              </text:list-item>
              <text:list-item>
                <text:p text:style-name="P4"><text:span text:style-name="T4">クラス</text:span></text:p>
                <text:list>
                  <text:list-item>
                    <text:p text:style-name="P5"><text:span text:style-name="T5">オブジェクトを作る基になる設計情報</text:span></text:p>
                  </text:list-item>
                  <text:list-item>
                    <text:p text:style-name="P5"><text:span text:style-name="T5">１つのクラスから複数のインスタンスが作成される</text:span></text:p>
                  </text:list-item>
                </text:list>
              </text:list-item>
            </text:list>
            <text:list text:style-name="L4">
              <text:list-item>
                <text:list>
                  <text:list-item>
                    <text:list>
                      <text:list-item>
                        <text:p text:style-name="P6"><text:span text:style-name="T16">人が</text:span><text:span text:style-name="T8">10</text:span><text:span text:style-name="T8">人は、「人」クラスのインスタンスが</text:span><text:span text:style-name="T8">10</text:span><text:span text:style-name="T8">個ということ</text:span></text:p>
                      </text:list-item>
                    </text:list>
                  </text:list-item>
                </text:list>
              </text:list-item>
            </text:list>
          </draw:text-box>
        </draw:frame>
        <presentation:notes draw:style-name="dp2">
          <draw:page-thumbnail draw:style-name="gr1" draw:layer="layout" svg:width="19.797cm" svg:height="11.136cm" svg:x="0.601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アクセス制御" draw:style-name="dp3" draw:master-page-name="標準" presentation:use-footer-name="ftr1">
        <draw:frame draw:name="PlaceHolder 1" presentation:style-name="pr3" draw:text-style-name="P2" draw:layer="layout" svg:width="25.191cm" svg:height="1.627cm" svg:x="1.4cm" svg:y="0.247cm" presentation:class="title" presentation:user-transformed="true">
          <draw:text-box>
            <text:p text:style-name="P1"><text:span text:style-name="T2">アクセス制御</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アクセス修飾子</text:span><text:span text:style-name="T7">(public</text:span><text:span text:style-name="T7">、</text:span><text:span text:style-name="T7">private</text:span><text:span text:style-name="T7">、</text:span><text:span text:style-name="T7">etc)</text:span></text:p>
              </text:list-item>
            </text:list>
            <text:list text:style-name="L3">
              <text:list-item>
                <text:list>
                  <text:list-item>
                    <text:p text:style-name="P5"><text:span text:style-name="T6">アクセス修飾子によって他のクラスからアクセス可能な範囲を制限する</text:span></text:p>
                  </text:list-item>
                  <text:list-item>
                    <text:p text:style-name="P5"><text:span text:style-name="T17">public</text:span><text:span text:style-name="T17">メソッドはすべてのクラスから呼び出し可能 ⇒ 公開機能</text:span></text:p>
                  </text:list-item>
                  <text:list-item>
                    <text:p text:style-name="P5"><text:span text:style-name="T17">private</text:span><text:span text:style-name="T17">メソッドは、他のクラスからの呼び出し不可 ⇒ 非公開機能</text:span></text:p>
                  </text:list-item>
                </text:list>
              </text:list-item>
            </text:list>
          </draw:text-box>
        </draw:frame>
        <presentation:notes draw:style-name="dp2">
          <draw:page-thumbnail draw:style-name="gr1" draw:layer="layout" svg:width="19.797cm" svg:height="11.136cm" svg:x="0.601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クラス間の関係 (1)" draw:style-name="dp3" draw:master-page-name="標準" presentation:use-footer-name="ftr1">
        <draw:frame draw:name="PlaceHolder 1" presentation:style-name="pr3" draw:text-style-name="P2" draw:layer="layout" svg:width="25.191cm" svg:height="1.627cm" svg:x="1.4cm" svg:y="0.247cm" presentation:class="title" presentation:user-transformed="true">
          <draw:text-box>
            <text:p text:style-name="P1"><text:span text:style-name="T2">クラス間の関係とクラス図 </text:span><text:span text:style-name="T3">(1)</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18">is-a</text:span><text:span text:style-name="T7">関係</text:span></text:p>
              </text:list-item>
            </text:list>
            <text:list text:style-name="L3">
              <text:list-item>
                <text:list>
                  <text:list-item>
                    <text:p text:style-name="P5"><text:span text:style-name="T6">「</text:span><text:span text:style-name="T6">Class B</text:span><text:span text:style-name="T6">は</text:span><text:span text:style-name="T6">Class A</text:span><text:span text:style-name="T6">でもある」という意味</text:span></text:p>
                  </text:list-item>
                  <text:list-item>
                    <text:p text:style-name="P5"><text:span text:style-name="T6">つまり「</text:span><text:span text:style-name="T6">ClassB</text:span><text:span text:style-name="T6">は</text:span><text:span text:style-name="T6">Class A</text:span><text:span text:style-name="T6">を継承している」ということ</text:span></text:p>
                  </text:list-item>
                </text:list>
              </text:list-item>
              <text:list-item>
                <text:p text:style-name="P4"><text:span text:style-name="T7">has-a</text:span><text:span text:style-name="T7">関係</text:span></text:p>
                <text:list>
                  <text:list-item>
                    <text:p text:style-name="P5"><text:span text:style-name="T6">「</text:span><text:span text:style-name="T6">Class A</text:span><text:span text:style-name="T6">は</text:span><text:span text:style-name="T6">Class B</text:span><text:span text:style-name="T6">を持っている」という意味 </text:span></text:p>
                  </text:list-item>
                  <text:list-item>
                    <text:p text:style-name="P5"><text:span text:style-name="T6">つまり「</text:span><text:span text:style-name="T6">Class B</text:span><text:span text:style-name="T6">は</text:span><text:span text:style-name="T6">Class A</text:span><text:span text:style-name="T6">の部分クラスである」ということ</text:span></text:p>
                  </text:list-item>
                  <text:list-item>
                    <text:p text:style-name="P5"><text:span text:style-name="T6">もっというと、</text:span><text:span text:style-name="T6">Class B</text:span><text:span text:style-name="T6">のインスタンスが</text:span><text:span text:style-name="T6">Class A</text:span><text:span text:style-name="T6">の属性に存在する</text:span></text:p>
                  </text:list-item>
                </text:list>
              </text:list-item>
              <text:list-item>
                <text:p text:style-name="P4"><text:span text:style-name="T7">依存関係</text:span></text:p>
                <text:list>
                  <text:list-item>
                    <text:p text:style-name="P5"><text:span text:style-name="T6">「</text:span><text:span text:style-name="T6">Class B</text:span><text:span text:style-name="T6">は</text:span><text:span text:style-name="T6">Class A</text:span><text:span text:style-name="T6">に依存している」という意味</text:span></text:p>
                  </text:list-item>
                  <text:list-item>
                    <text:p text:style-name="P5"><text:span text:style-name="T6">つまり「</text:span><text:span text:style-name="T6">Class B</text:span><text:span text:style-name="T6">は</text:span><text:span text:style-name="T6">Class A</text:span><text:span text:style-name="T6">のメソッドを呼び出している」ということ</text:span></text:p>
                  </text:list-item>
                </text:list>
              </text:list-item>
            </text:list>
          </draw:text-box>
        </draw:frame>
        <draw:g draw:style-name="gr35">
          <draw:custom-shape draw:style-name="gr36" draw:text-style-name="P26" draw:layer="layout" svg:width="2.995cm" svg:height="0.995cm" svg:x="6.4cm" svg:y="2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draw:layer="layout" svg:width="2.995cm" svg:height="0.995cm" svg:x="10.6cm" svg:y="2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xml:id="id15" draw:id="id15" draw:layer="layout" svg:width="2.995cm" svg:height="0.995cm" svg:x="6.4cm" svg:y="2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xml:id="id14" draw:id="id14" draw:layer="layout" svg:width="2.995cm" svg:height="0.995cm" svg:x="10.6cm" svg:y="2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7" draw:text-style-name="P16" draw:layer="layout" draw:type="line" svg:x1="10.6cm" svg:y1="2.497cm" svg:x2="9.395cm" svg:y2="2.497cm" draw:start-shape="id14" draw:start-glue-point="3" draw:end-shape="id15" draw:end-glue-point="1" svg:d="M10600 2497h-1205" svg:viewBox="0 0 1206 1">
            <text:p/>
          </draw:connector>
        </draw:g>
        <draw:g draw:style-name="gr35">
          <draw:custom-shape draw:style-name="gr36" draw:text-style-name="P26" draw:layer="layout" svg:width="2.995cm" svg:height="0.995cm" svg:x="7.1cm" svg:y="6.1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draw:layer="layout" svg:width="2.995cm" svg:height="0.995cm" svg:x="11.3cm" svg:y="6.1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xml:id="id17" draw:id="id17" draw:layer="layout" svg:width="2.995cm" svg:height="0.995cm" svg:x="7.1cm" svg:y="6.1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xml:id="id16" draw:id="id16" draw:layer="layout" svg:width="2.995cm" svg:height="0.995cm" svg:x="11.3cm" svg:y="6.1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8" draw:text-style-name="P16" draw:layer="layout" draw:type="line" svg:x1="11.3cm" svg:y1="6.597cm" svg:x2="10.095cm" svg:y2="6.597cm" draw:start-shape="id16" draw:start-glue-point="3" draw:end-shape="id17" draw:end-glue-point="1" svg:d="M11300 6597h-1205" svg:viewBox="0 0 1206 1">
            <text:p/>
          </draw:connector>
        </draw:g>
        <draw:g draw:style-name="gr35">
          <draw:custom-shape draw:style-name="gr36" draw:text-style-name="P26" draw:layer="layout" svg:width="2.995cm" svg:height="0.995cm" svg:x="6.6cm" svg:y="11.3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draw:layer="layout" svg:width="2.995cm" svg:height="0.995cm" svg:x="10.8cm" svg:y="11.3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xml:id="id19" draw:id="id19" draw:layer="layout" svg:width="2.995cm" svg:height="0.995cm" svg:x="6.6cm" svg:y="11.3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xml:id="id18" draw:id="id18" draw:layer="layout" svg:width="2.995cm" svg:height="0.995cm" svg:x="10.8cm" svg:y="11.3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9" draw:text-style-name="P16" draw:layer="layout" draw:type="line" svg:x1="10.8cm" svg:y1="11.797cm" svg:x2="9.595cm" svg:y2="11.797cm" draw:start-shape="id18" draw:start-glue-point="3" draw:end-shape="id19" draw:end-glue-point="1" svg:d="M10800 11797h-1205" svg:viewBox="0 0 1206 1">
            <text:p/>
          </draw:connector>
        </draw:g>
        <presentation:notes draw:style-name="dp2">
          <draw:page-thumbnail draw:style-name="gr1" draw:layer="layout" svg:width="19.797cm" svg:height="11.136cm" svg:x="0.601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クラス間の関係 (2)" draw:style-name="dp3" draw:master-page-name="標準" presentation:use-footer-name="ftr1">
        <draw:frame draw:name="PlaceHolder 1" presentation:style-name="pr3" draw:text-style-name="P2" draw:layer="layout" svg:width="25.191cm" svg:height="1.627cm" svg:x="1.4cm" svg:y="0.247cm" presentation:class="title" presentation:user-transformed="true">
          <draw:text-box>
            <text:p text:style-name="P1"><text:span text:style-name="T2">クラス間の関係とクラス図 </text:span><text:span text:style-name="T3">(2)</text:span></text:p>
          </draw:text-box>
        </draw:frame>
        <draw:frame draw:name="PlaceHolder 2" presentation:style-name="pr4" draw:text-style-name="P7" draw:layer="layout" svg:width="25.191cm" svg:height="13.007cm" svg:x="1.5cm" svg:y="2cm" presentation:class="outline" presentation:user-transformed="true">
          <draw:text-box>
            <text:list text:style-name="L2">
              <text:list-item>
                <text:p text:style-name="P4"><text:span text:style-name="T4">インターフェースと実装クラス</text:span></text:p>
              </text:list-item>
            </text:list>
            <text:list text:style-name="L3">
              <text:list-item>
                <text:list>
                  <text:list-item>
                    <text:p text:style-name="P5"><text:span text:style-name="T6">「</text:span><text:span text:style-name="T6">Class B</text:span><text:span text:style-name="T6">は</text:span><text:span text:style-name="T6">Interface A</text:span><text:span text:style-name="T6">を実装している」という関係</text:span></text:p>
                  </text:list-item>
                  <text:list-item>
                    <text:p text:style-name="P5"><text:span text:style-name="T17">Interface A</text:span><text:span text:style-name="T17">は</text:span><text:span text:style-name="T17">API</text:span><text:span text:style-name="T17">（メソッドの引数と戻り値）を定義するだけで、基本</text:span><text:span text:style-name="T17">的に実装（メソッドのコード）がない</text:span></text:p>
                  </text:list-item>
                  <text:list-item>
                    <text:p text:style-name="P5"><text:span text:style-name="T17">Class B</text:span><text:span text:style-name="T17">は、</text:span><text:span text:style-name="T17">Interface A</text:span><text:span text:style-name="T17">で定義された</text:span><text:span text:style-name="T17">API</text:span><text:span text:style-name="T17">を実装する（メソッドのコー</text:span><text:span text:style-name="T17">ドを書く）</text:span></text:p>
                  </text:list-item>
                  <text:list-item>
                    <text:p text:style-name="P5"><text:span text:style-name="T17">Java</text:span><text:span text:style-name="T17">で多態性（ポリモフィズム）を実現する方法</text:span></text:p>
                  </text:list-item>
                </text:list>
              </text:list-item>
            </text:list>
            <text:list text:style-name="L4">
              <text:list-item>
                <text:list>
                  <text:list-item>
                    <text:list>
                      <text:list-item>
                        <text:p text:style-name="P6"><text:span text:style-name="T17">例えば</text:span><text:span text:style-name="T17">JDBC</text:span><text:span text:style-name="T17">の場合は、</text:span><text:span text:style-name="T17">API</text:span><text:span text:style-name="T17">をインターフェースで定義して、</text:span><text:span text:style-name="T17">DB</text:span><text:span text:style-name="T17">製</text:span><text:span text:style-name="T17">品毎に実装クラスを提供している</text:span></text:p>
                      </text:list-item>
                      <text:list-item>
                        <text:p text:style-name="P6"><text:span text:style-name="T17">利用者は、</text:span><text:span text:style-name="T20">JDBC</text:span><text:span text:style-name="T20">のインターフェースを使用することにより、実装</text:span><text:span text:style-name="T20">（</text:span><text:span text:style-name="T20">DB</text:span><text:span text:style-name="T20">製品）の違いを気にせずにコーディングができる</text:span><text:span text:style-name="T17"> ⇒ 使用する</text:span><text:span text:style-name="T17">DB</text:span><text:span text:style-name="T17">製品を変えても利用者はソースコードの修正をしなくて良い</text:span></text:p>
                      </text:list-item>
                    </text:list>
                  </text:list-item>
                </text:list>
              </text:list-item>
            </text:list>
          </draw:text-box>
        </draw:frame>
        <draw:g draw:style-name="gr35">
          <draw:custom-shape draw:style-name="gr36" draw:text-style-name="P26" draw:layer="layout" svg:width="2.995cm" svg:height="0.995cm" svg:x="15.1cm" svg:y="2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draw:layer="layout" svg:width="2.995cm" svg:height="0.995cm" svg:x="19.3cm" svg:y="2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xml:id="id21" draw:id="id21" draw:layer="layout" svg:width="2.995cm" svg:height="0.995cm" svg:x="15.1cm" svg:y="2cm">
            <text:p text:style-name="P25"><text:span text:style-name="T19">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6" xml:id="id20" draw:id="id20" draw:layer="layout" svg:width="2.995cm" svg:height="0.995cm" svg:x="19.3cm" svg:y="2cm">
            <text:p text:style-name="P25"><text:span text:style-name="T19">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0" draw:text-style-name="P16" draw:layer="layout" draw:type="line" svg:x1="19.3cm" svg:y1="2.497cm" svg:x2="18.095cm" svg:y2="2.497cm" draw:start-shape="id20" draw:start-glue-point="3" draw:end-shape="id21" draw:end-glue-point="1" svg:d="M19300 2497h-1205" svg:viewBox="0 0 1206 1">
            <text:p/>
          </draw:connector>
        </draw:g>
        <presentation:notes draw:style-name="dp2">
          <draw:page-thumbnail draw:style-name="gr1" draw:layer="layout" svg:width="19.797cm" svg:height="11.136cm" svg:x="0.601cm" svg:y="2.257cm" draw:page-number="11"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ce style:name="Droid Sans Devanagari" svg:font-family="'Droid Sans Devanagari'"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ce style:name="Noto Sans CJK JP2" svg:font-family="'Noto Sans CJK JP'" style:font-pitch="variable"/>
    <style:font-face style:name="Noto Serif CJK JP"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fill-image draw:name="Zig_20_Zag" draw:display-name="Zig Zag" xlink:href="Pictures/10000000000000080000000838BBC215E675B78E.png" xlink:type="simple" xlink:show="embed" xlink:actuate="onLoad"/>
    <draw:marker draw:name="Arrow" svg:viewBox="0 0 20 30" svg:d="M10 0l-10 30h20z"/>
    <draw:marker draw:name="Diamond" svg:viewBox="0 0 3000 6000" svg:d="M1500 0l1500 3000-1500 3000-1500-3000z"/>
    <draw:marker draw:name="Line" svg:viewBox="0 0 2239 2244" svg:d="M1125 0l-45 9-38 25-21 30-1009 2010-11 34-1 34 12 41 27 32 23 15 23 9 26 4 37-5 31-15 23-21 15-23 905-1804 899 1804 10 17 12 14 15 13 15 9 21 8 30 4 20-2 15-4 17-7 16-10 12-10 13-15 12-21 7-22 3-27-2-20-11-30-998-2012-24-33-36-23z"/>
    <draw:marker draw:name="Triangle_20_unfilled" draw:display-name="Triangle unfilled" svg:viewBox="0 0 3000 3000" svg:d="M1500 0l1500 3000h-3000zM1500 447l-1176 2353h2353z"/>
    <draw:stroke-dash draw:name="Dash_20_Dot_20_1" draw:display-name="Dash Dot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Noto Serif CJK JP" style:font-size-asian="24pt" style:language-asian="ja" style:country-asian="JP" style:font-name-complex="Droid Sans Fallback"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outline3" style:family="presentation" style:parent-style-name="標準-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outline4" style:family="presentation" style:parent-style-name="標準-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086cm"/>
      <style:paragraph-properties style:writing-mode="lr-tb"/>
    </style:style>
    <style:style style:name="Mpr2" style:family="presentation" style:parent-style-name="Blank_20_Slide-backgroundobjects">
      <style:graphic-properties draw:stroke="none" draw:fill="none" draw:fill-color="#ffffff" draw:auto-grow-height="false" fo:min-height="1.485cm"/>
      <style:paragraph-properties style:writing-mode="lr-tb"/>
    </style:style>
    <style:style style:name="Mpr3"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標準-backgroundobjects">
      <style:graphic-properties draw:stroke="none" draw:fill="none" draw:fill-color="#ffffff" draw:auto-grow-height="false" fo:min-height="1.086cm"/>
      <style:paragraph-properties style:writing-mode="lr-tb"/>
    </style:style>
    <style:style style:name="Mpr5" style:family="presentation" style:parent-style-name="標準-backgroundobjects">
      <style:graphic-properties draw:stroke="none" draw:fill="none" draw:fill-color="#ffffff" draw:auto-grow-height="false" fo:min-height="1.485cm"/>
      <style:paragraph-properties style:writing-mode="lr-tb"/>
    </style:style>
    <style:style style:name="Mpr6"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0pt" style:font-size-asian="10pt" style:font-size-complex="14pt"/>
    </style:style>
    <style:style style:name="MP6" style:family="paragraph">
      <loext:graphic-properties draw:fill="none" draw:fill-color="#ffffff"/>
      <style:paragraph-properties fo:text-align="center"/>
      <style:text-properties fo:font-size="10pt" style:font-size-asian="10pt" style:font-size-complex="14pt"/>
    </style:style>
    <style:style style:name="MP7" style:family="paragraph">
      <style:paragraph-properties fo:text-align="end"/>
      <style:text-properties fo:font-size="12pt" style:font-size-asian="12pt" style:font-size-complex="14pt"/>
    </style:style>
    <style:style style:name="MP8" style:family="paragraph">
      <loext:graphic-properties draw:fill="none" draw:fill-color="#ffffff"/>
      <style:paragraph-properties fo:text-align="end"/>
      <style:text-properties fo:font-size="12pt" style:font-size-asian="12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Blank_20_Slide" style:display-name="Blank Slide" style:page-layout-name="PM1" draw:style-name="Mdp1">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draw:frame presentation:style-name="Mpr1" draw:text-style-name="MP6" draw:layer="backgroundobjects" svg:width="8.875cm" svg:height="0.5cm" svg:x="9.576cm" svg:y="15.3cm" presentation:class="footer">
        <draw:text-box>
          <text:p text:style-name="MP5"><presentation:footer/></text:p>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2cm" svg:height="2.629cm" svg:x="1.4cm" svg:y="0.628cm" presentation:class="title" presentation:placeholder="true">
        <draw:text-box/>
      </draw:frame>
      <draw:frame presentation:style-name="標準-outline1" draw:layer="backgroundobjects" svg:width="25.2cm" svg:height="9.135cm" svg:x="1.4cm" svg:y="3.685cm" presentation:class="outline" presentation:placeholder="true">
        <draw:text-box/>
      </draw:frame>
      <draw:frame presentation:style-name="Mpr4" draw:text-style-name="MP6" draw:layer="backgroundobjects" svg:width="8.875cm" svg:height="0.5cm" svg:x="9.576cm" svg:y="15.3cm" presentation:class="footer">
        <draw:text-box>
          <text:p text:style-name="MP5"><presentation:footer/></text:p>
        </draw:text-box>
      </draw:frame>
      <draw:frame presentation:style-name="Mpr4" draw:text-style-name="MP8" draw:layer="backgroundobjects" svg:width="6.523cm" svg:height="0.65cm" svg:x="20.077cm" svg:y="15.15cm" presentation:class="page-number">
        <draw:text-box>
          <text:p text:style-name="MP7">- <text:page-number>&lt;番号&gt;</text:page-number><text:s/>-</text:p>
        </draw:text-box>
      </draw:frame>
      <presentation:notes style:page-layout-name="PM0">
        <draw:page-thumbnail presentation:style-name="標準-title" draw:layer="backgroundobjects" svg:width="19.797cm" svg:height="11.136cm" svg:x="0.601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04:22:50</meta:creation-date>
    <dc:language>ja-JP</dc:language>
    <dc:date>2023-06-17T23:38:54.947668185</dc:date>
    <meta:editing-cycles>29</meta:editing-cycles>
    <meta:editing-duration>PT2H34M25S</meta:editing-duration>
    <meta:generator>LibreOffice/7.5.3.2$Linux_X86_64 LibreOffice_project/50$Build-2</meta:generator>
    <meta:document-statistic meta:object-count="152"/>
    <meta:user-defined meta:name="AppVersion">15.0000</meta:user-defined>
  </office:meta>
</office:document-meta>
</file>